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1.751cm" fo:min-width="1.352cm"/>
    </style:style>
    <style:style style:name="gr11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5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6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17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18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19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0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1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3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4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5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27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28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29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0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1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2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4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35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fill-color="#ffa6a6" draw:textarea-horizontal-align="justify" draw:textarea-vertical-align="top" draw:auto-grow-height="false" fo:min-height="3.35cm" fo:min-width="5.2cm"/>
    </style:style>
    <style:style style:name="gr37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gr38" style:family="graphic" style:parent-style-name="standard">
      <style:graphic-properties draw:fill-color="#ffffff" draw:textarea-horizontal-align="justify" draw:textarea-vertical-align="top" draw:auto-grow-height="false" fo:min-height="2.45cm" fo:min-width="18.5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line-height="150%" fo:text-align="center"/>
      <style:text-properties fo:color="#ffffff" fo:font-size="9pt" style:font-size-asian="9pt" style:font-size-complex="9pt"/>
    </style:style>
    <style:style style:name="P10" style:family="paragraph">
      <loext:graphic-properties draw:fill-color="#5983b0"/>
      <style:paragraph-properties fo:line-height="150%"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color="#ffffff" fo:font-size="12pt" style:font-size-asian="12pt" style:font-size-complex="12pt"/>
    </style:style>
    <style:style style:name="P17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8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9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3" style:family="paragraph">
      <loext:graphic-properties draw:fill-color="#ffa6a6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4" style:family="paragraph">
      <style:paragraph-properties fo:line-height="150%" fo:text-align="center"/>
      <style:text-properties fo:font-size="18pt"/>
    </style:style>
    <style:style style:name="P35" style:family="paragraph">
      <loext:graphic-properties draw:fill-color="#ffffff"/>
      <style:paragraph-properties fo:line-height="150%" fo:text-align="center"/>
      <style:text-properties fo:font-size="1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FeathersJS</text:p>
          <text:p text:style-name="P1"/>
          <text:p text:style-name="P2"><text:span text:style-name="T1">Summary</text:span></text:p>
          <text:p text:style-name="P2"><text:span text:style-name="T2">Feathers will allow connections and node access to a system it’s currently running on. This means we can have</text:span></text:p>
          <text:p text:style-name="P2"><text:span text:style-name="T2">interactive documents without the need for third party intervention saving, time, energy and excessive data usage costs.</text:span></text:p>
          <text:p text:style-name="P2"><text:span text:style-name="T2"/></text:p>
          <text:p text:style-name="P2"><text:span text:style-name="T1">Documentation Index</text:span></text:p>
          <text:list text:style-name="L1">
            <text:list-item>
              <text:p text:style-name="P2"><text:span text:style-name="T2">Overview of the entire feathers system</text:span></text:p>
            </text:list-item>
            <text:list-item>
              <text:p text:style-name="P2"><text:span text:style-name="T2">Overview of frontend and backend connectivity</text:span></text:p>
            </text:list-item>
            <text:list-item>
              <text:p text:style-name="P2"><text:span text:style-name="T2">User &amp; permission endpoint processes for multiple documents</text:span></text:p>
            </text:list-item>
            <text:list-item>
              <text:p text:style-name="P2"><text:span text:style-name="T2">Save stand alone process</text:span></text:p>
            </text:list-item>
            <text:list-item>
              <text:p text:style-name="P2"><text:span text:style-name="T2">GitHub stand alone process</text:span></text:p>
            </text:list-item>
            <text:list-item>
              <text:p text:style-name="P2"><text:span text:style-name="T2">Namespacing for all relatable endpoints</text:span></text:p>
            </text:list-item>
          </text:list>
          <text:p text:style-name="P2"><text:span text:style-name="T2"/></text:p>
          <text:p text:style-name="P2"><text:span text:style-name="T1">Programming constraints (FYI)</text:span></text:p>
          <text:list text:continue-numbering="true" text:style-name="L1">
            <text:list-item>
              <text:p text:style-name="P2"><text:span text:style-name="T3">Async functions should be on the class base, no further async tasks inside as this will make the application thread</text:span><text:span text:style-name="T3"><text:line-break/></text:span><text:span text:style-name="T3">happy using more power and computing resources.</text:span></text:p>
            </text:list-item>
            <text:list-item>
              <text:p text:style-name="P2"><text:span text:style-name="T3">You should never block up the main feathers thread without good reason.</text:span></text:p>
            </text:list-item>
            <text:list-item>
              <text:p text:style-name="P2"><text:span text:style-name="T3">All endpoints should throw error() if there is a problem and not just send a message back, this is because try {} and</text:span><text:span text:style-name="T3"><text:line-break/></text:span><text:span text:style-name="T3">catch {} statements will be used in the frontend so an error is required for catch to fire.</text:span></text:p>
            </text:list-item>
            <text:list-item>
              <text:p text:style-name="P2"><text:span text:style-name="T3">Every async endpoint CANNOT rely on relaying messages through other endpoint class members, it must do a task,</text:span><text:span text:style-name="T3"><text:line-break/></text:span><text:span text:style-name="T3">finish that task and return the output of the task on ONE ASYNC level and no more.</text:span></text:p>
            </text:list-item>
            <text:list-item>
              <text:p text:style-name="P2"><text:span text:style-name="T3">Code MUST BE well formatted with indentation and also comments explaining each step in the process in plain well</text:span><text:span text:style-name="T3"><text:line-break/></text:span><text:span text:style-name="T3">written English that is easy to be understood.</text:span></text:p>
            </text:list-item>
            <text:list-item>
              <text:p text:style-name="P2"><text:span text:style-name="T3">Endpoint’s MUST consider a series of documents not just one document on it’s own.</text:span></text:p>
            </text:list-item>
            <text:list-item>
              <text:p text:style-name="P2"><text:span text:style-name="T3">Enpoints’ that give access to any system API’s is treated as a HIGH SECURITY RISK and should whitelist only what</text:span><text:span text:style-name="T3"><text:line-break/></text:span><text:span text:style-name="T3">is intended for the process to run.</text:span></text:p>
            </text:list-item>
          </text:list>
          <text:p text:style-name="P2"><text:span text:style-name="T2"/></text:p>
          <text:p text:style-name="P2"><text:span text:style-name="T1">Solves issues</text:span></text:p>
          <text:list text:continue-numbering="true" text:style-name="L1">
            <text:list-item>
              <text:p text:style-name="P2"><text:span text:style-name="T3">Can be deployed locally inside a main electron thread</text:span></text:p>
            </text:list-item>
            <text:list-item>
              <text:p text:style-name="P2"><text:span text:style-name="T3">Maintains privacy</text:span></text:p>
            </text:list-item>
            <text:list-item>
              <text:p text:style-name="P2"><text:span text:style-name="T3">Can be quickly replicated on a server</text:span></text:p>
            </text:list-item>
            <text:list-item>
              <text:p text:style-name="P2"><text:span text:style-name="T3">Makes easy socket connections</text:span></text:p>
            </text:list-item>
            <text:list-item>
              <text:p text:style-name="P2"><text:span text:style-name="T3">It’s already a well defined, documented system that people can get familiar with</text:span></text:p>
            </text:list-item>
            <text:list-item>
              <text:p text:style-name="P2"><text:span text:style-name="T3">Licensed in accordance with GPLv3</text:span></text:p>
              <text:p text:style-name="P2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3.6cm" draw:start-shape="id1" draw:start-glue-point="1" draw:end-shape="id2" draw:end-glue-point="3" svg:d="M5400 15599c1801 0 602 8001 2400 8001" svg:viewBox="0 0 2401 8002">
          <text:p/>
        </draw:connector>
        <draw:custom-shape draw:style-name="gr3" draw:text-style-name="P6" xml:id="id10" draw:id="id10" draw:layer="layout" svg:width="1.7cm" svg:height="1.9cm" svg:x="4.2cm" svg:y="9.9cm">
          <text:p text:style-name="P5"><text:span text:style-name="T4">SQL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2.7cm">
          <text:p text:style-name="P7"><text:span text:style-name="T5">child_process</text:span></text:p>
          <text:p text:style-name="P7"><text:span text:style-name="T6">This is an in memory endpoint allows the user to create terminals on the root</text:span></text:p>
          <text:p text:style-name="P7"><text:span text:style-name="T6">node and execute commands whitelisted only. However if it is the root node it</text:span></text:p>
          <text:p text:style-name="P7"><text:span text:style-name="T6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6.555cm">
          <text:p text:style-name="P7"><text:span text:style-name="T5">dir</text:span></text:p>
          <text:p text:style-name="P7"><text:span text:style-name="T6">This in memory endpoint is here to work with directories hosted on the</text:span></text:p>
          <text:p text:style-name="P7"><text:span text:style-name="T6">root and child nodes updating them through socket connections</text:span></text:p>
          <text:p text:style-name="P7"><text:span text:style-name="T6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7.455cm" draw:start-shape="id1" draw:start-glue-point="1" draw:end-shape="id3" draw:end-glue-point="3" svg:d="M5400 15599c2176 0 727 1856 2900 1856" svg:viewBox="0 0 2901 1857">
          <text:p/>
        </draw:connector>
        <draw:custom-shape draw:style-name="gr5" draw:text-style-name="P8" xml:id="id4" draw:id="id4" draw:layer="layout" svg:width="11.7cm" svg:height="1.8cm" svg:x="8.3cm" svg:y="18.755cm">
          <text:p text:style-name="P7"><text:span text:style-name="T5">fonts</text:span></text:p>
          <text:p text:style-name="P7"><text:span text:style-name="T6">This in memory endpoint runs custom npm packages to determine the</text:span></text:p>
          <text:p text:style-name="P7"><text:span text:style-name="T6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9.655cm" draw:start-shape="id1" draw:start-glue-point="1" draw:end-shape="id4" draw:end-glue-point="3" svg:d="M5400 15599c2176 0 727 4056 2900 4056" svg:viewBox="0 0 2901 4057">
          <text:p/>
        </draw:connector>
        <draw:custom-shape draw:style-name="gr6" draw:text-style-name="P8" xml:id="id5" draw:id="id5" draw:layer="layout" svg:width="11.7cm" svg:height="1.4cm" svg:x="8.3cm" svg:y="20.9cm">
          <text:p text:style-name="P7"><text:span text:style-name="T5">git</text:span></text:p>
          <text:p text:style-name="P7"><text:span text:style-name="T6">This in memory endpoint spawns child processes to maintain the</text:span></text:p>
          <text:p text:style-name="P7"><text:span text:style-name="T6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1.6cm" draw:start-shape="id1" draw:start-glue-point="1" draw:end-shape="id5" draw:end-glue-point="3" svg:d="M5400 15599c2176 0 727 6001 2900 6001" svg:viewBox="0 0 2901 6002">
          <text:p/>
        </draw:connector>
        <draw:custom-shape draw:style-name="gr7" draw:text-style-name="P8" xml:id="id6" draw:id="id6" draw:layer="layout" svg:width="13cm" svg:height="1.7cm" svg:x="7cm" svg:y="24.9cm">
          <text:p text:style-name="P7"><text:span text:style-name="T5">messages</text:span></text:p>
          <text:p text:style-name="P7"><text:span text:style-name="T6">This in memory endpoint sends messages between child nodes for the current session.</text:span></text:p>
          <text:p text:style-name="P7"><text:span text:style-name="T6">Message are stored until the end of the session ensuring all child nodes are up to date</text:span></text:p>
          <text:p text:style-name="P7"><text:span text:style-name="T6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5.75cm" draw:start-shape="id1" draw:start-glue-point="1" draw:end-shape="id6" draw:end-glue-point="3" svg:d="M5400 15599c1201 0 402 10151 1600 10151" svg:viewBox="0 0 1601 101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5">Recover</text:span></text:p>
          <text:p text:style-name="P7"><text:span text:style-name="T6">This in memory endpoint is initiated on startup to scan any documents left on the scratch</text:span></text:p>
          <text:p text:style-name="P7"><text:span text:style-name="T6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4.1cm">
          <text:p text:style-name="P7"><text:span text:style-name="T5">Save</text:span></text:p>
          <text:p text:style-name="P7"><text:span text:style-name="T6">This in memory endpoint either creates or updates an open document contained</text:span></text:p>
          <text:p text:style-name="P7"><text:span text:style-name="T6">in the application’s scratch disk’s directory. During the process we import the</text:span></text:p>
          <text:p text:style-name="P7"><text:span text:style-name="T6">database into the document’s scratch disk directory and then zip the document</text:span></text:p>
          <text:p text:style-name="P7"><text:span text:style-name="T6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5.2cm" draw:start-shape="id1" draw:start-glue-point="1" draw:end-shape="id8" draw:end-glue-point="3" svg:d="M5400 15599c2176 0 727-399 2900-399" svg:viewBox="0 0 2901 400">
          <text:p/>
        </draw:connector>
        <draw:custom-shape draw:style-name="gr10" draw:text-style-name="P10" xml:id="id9" draw:id="id9" draw:layer="layout" svg:width="3.1cm" svg:height="2cm" svg:x="1cm" svg:y="12cm">
          <text:p text:style-name="P9"><text:span text:style-name="T7">Import / Export</text:span></text:p>
          <text:p text:style-name="P9"><text:span text:style-name="T7">Databa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1" draw:text-style-name="P4" draw:layer="layout" draw:type="curve" svg:x1="2.55cm" svg:y1="12cm" svg:x2="4.2cm" svg:y2="10.85cm" draw:start-shape="id9" draw:start-glue-point="4" draw:end-shape="id10" draw:end-glue-point="6" svg:d="M2550 12000c0-767 550-1150 1650-1150" svg:viewBox="0 0 1651 1151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11" draw:end-glue-point="3" svg:d="M5400 15599c2176 0 727-2599 2900-2599" svg:viewBox="0 0 2901 2600">
          <text:p/>
        </draw:connector>
        <draw:custom-shape draw:style-name="gr12" draw:text-style-name="P8" xml:id="id11" draw:id="id11" draw:layer="layout" svg:width="11.728cm" svg:height="1.8cm" svg:x="8.3cm" svg:y="12.1cm">
          <text:p text:style-name="P7"><text:span text:style-name="T5">users</text:span></text:p>
          <text:p text:style-name="P7"><text:span text:style-name="T6">This is an in memory endpoint. It allows the user to create terminals on</text:span></text:p>
          <text:p text:style-name="P7"><text:span text:style-name="T6">the root node and execute commands whitelisted only. However if it is the</text:span></text:p>
          <text:p text:style-name="P7"><text:span text:style-name="T6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2" draw:end-glue-point="3" svg:d="M5400 15599c2155 0 720-10499 2872-10499" svg:viewBox="0 0 2873 10500">
          <text:p/>
        </draw:connector>
        <draw:custom-shape draw:style-name="gr13" draw:text-style-name="P8" xml:id="id12" draw:id="id12" draw:layer="layout" svg:width="11.728cm" svg:height="1.4cm" svg:x="8.272cm" svg:y="4.4cm">
          <text:p text:style-name="P7"><text:span text:style-name="T5">recent</text:span></text:p>
          <text:p text:style-name="P7"><text:span text:style-name="T6">This custom endpoint will save recently opened documents to to</text:span></text:p>
          <text:p text:style-name="P7"><text:span text:style-name="T6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3" draw:end-glue-point="3" svg:d="M5400 15599c2155 0 720-13699 2872-13699" svg:viewBox="0 0 2873 13700">
          <text:p/>
        </draw:connector>
        <draw:custom-shape draw:style-name="gr12" draw:text-style-name="P8" xml:id="id13" draw:id="id13" draw:layer="layout" svg:width="11.728cm" svg:height="1.8cm" svg:x="8.272cm" svg:y="1cm">
          <text:p text:style-name="P7"><text:span text:style-name="T5">interfaces</text:span></text:p>
          <text:p text:style-name="P7"><text:span text:style-name="T6">A custom endpoint that loads TypeScript interface files and exports each file as</text:span><text:span text:style-name="T6"><text:line-break/></text:span><text:span text:style-name="T6">a string within an object. The object key is the interface name. This will then be</text:span><text:span text:style-name="T6"><text:line-break/></text:span><text:span text:style-name="T6">received on the frontend and converted into a validator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4" draw:end-glue-point="3" svg:d="M5400 15599c2155 0 720-6699 2872-6699" svg:viewBox="0 0 2873 6700">
          <text:p/>
        </draw:connector>
        <draw:custom-shape draw:style-name="gr12" draw:text-style-name="P8" xml:id="id14" draw:id="id14" draw:layer="layout" svg:width="11.728cm" svg:height="1.8cm" svg:x="8.272cm" svg:y="8cm">
          <text:p text:style-name="P7"><text:span text:style-name="T5">profile</text:span></text:p>
          <text:p text:style-name="P7"><text:span text:style-name="T6">This database endpoint will profile a user’s hardware for better processing and</text:span><text:span text:style-name="T6"><text:line-break/></text:span><text:span text:style-name="T6">load balancing external task that maybe too heavy for the user’s device. Also</text:span><text:span text:style-name="T6"><text:line-break/></text:span><text:span text:style-name="T6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5" draw:end-glue-point="3" svg:d="M5400 15599c2176 0 727-8699 2900-8699" svg:viewBox="0 0 2901 8700">
          <text:p/>
        </draw:connector>
        <draw:custom-shape draw:style-name="gr5" draw:text-style-name="P8" xml:id="id15" draw:id="id15" draw:layer="layout" svg:width="11.7cm" svg:height="1.8cm" svg:x="8.3cm" svg:y="6cm">
          <text:p text:style-name="P7"><text:span text:style-name="T5">notes</text:span></text:p>
          <text:p text:style-name="P7"><text:span text:style-name="T6">Notes will provide global, document and artboard level notes. This will contain</text:span></text:p>
          <text:p text:style-name="P7"><text:span text:style-name="T6">extensive information on each note and sequences of notes including custom</text:span><text:span text:style-name="T6"><text:line-break/></text:span><text:span text:style-name="T6">animated annotations outside the note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6" draw:end-glue-point="3" svg:d="M5400 15599c2155 0 720-4699 2872-4699" svg:viewBox="0 0 2873 4700">
          <text:p/>
        </draw:connector>
        <draw:custom-shape draw:style-name="gr12" draw:text-style-name="P8" xml:id="id16" draw:id="id16" draw:layer="layout" svg:width="11.728cm" svg:height="1.8cm" svg:x="8.272cm" svg:y="10cm">
          <text:p text:style-name="P7"><text:span text:style-name="T5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6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7" draw:end-glue-point="3" svg:d="M5400 15599c2155 0 720-11999 2872-11999" svg:viewBox="0 0 2873 12000">
          <text:p/>
        </draw:connector>
        <draw:custom-shape draw:style-name="gr14" draw:text-style-name="P8" xml:id="id17" draw:id="id17" draw:layer="layout" svg:width="11.728cm" svg:height="1.2cm" svg:x="8.272cm" svg:y="3cm">
          <text:p text:style-name="P7"><text:span text:style-name="T5">invitation</text:span></text:p>
          <text:p text:style-name="P7"><text:span text:style-name="T6">This custom endpoint reviews networks IP’s finding instances of blankcanvas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8.3cm" svg:y1="13cm" svg:x2="5.9cm" svg:y2="10.85cm" draw:start-shape="id11" draw:start-glue-point="3" draw:end-shape="id10" draw:end-glue-point="8" svg:d="M8300 13000c-1798 0-599-2150-2400-2150" svg:viewBox="0 0 2401 2151">
          <text:p/>
        </draw:connector>
        <draw:connector draw:style-name="gr11" draw:text-style-name="P4" draw:layer="layout" draw:type="curve" svg:x1="8.272cm" svg:y1="8.9cm" svg:x2="5.9cm" svg:y2="10.85cm" draw:start-shape="id14" draw:end-shape="id10" draw:end-glue-point="8" svg:d="M8272 8900c-1777 0-592 1950-2372 1950" svg:viewBox="0 0 2373 1951">
          <text:p/>
        </draw:connector>
        <draw:connector draw:style-name="gr11" draw:text-style-name="P4" draw:layer="layout" draw:type="curve" svg:x1="8.272cm" svg:y1="10.9cm" svg:x2="5.9cm" svg:y2="10.85cm" draw:start-shape="id16" draw:start-glue-point="3" draw:end-shape="id10" draw:end-glue-point="8" svg:d="M8272 10900c-1777 0-592-50-2372-50" svg:viewBox="0 0 2373 51">
          <text:p/>
        </draw:connector>
        <draw:custom-shape draw:style-name="gr15" draw:text-style-name="P11" xml:id="id1" draw:id="id1" draw:layer="layout" svg:width="4.4cm" svg:height="1.402cm" svg:x="1cm" svg:y="14.898cm">
          <text:p text:style-name="P5"><text:span text:style-name="T4">FEATH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.1cm" svg:y1="13cm" svg:x2="8.3cm" svg:y2="15.2cm" draw:start-shape="id9" draw:start-glue-point="7" draw:end-shape="id8" draw:end-glue-point="3" svg:d="M4100 13000c3151 0 1052 2200 4200 2200" svg:viewBox="0 0 4201 2201">
          <text:p/>
        </draw:connector>
        <draw:connector draw:style-name="gr11" draw:text-style-name="P4" draw:layer="layout" draw:type="curve" svg:x1="8.3cm" svg:y1="6.9cm" svg:x2="5.9cm" svg:y2="10.85cm" draw:start-shape="id15" draw:start-glue-point="3" svg:d="M8300 6900c-2175 0-975 3950-2400 3950" svg:viewBox="0 0 2401 3951">
          <text:p/>
        </draw:connector>
      </draw:page>
      <draw:page draw:name="page3" draw:style-name="dp1" draw:master-page-name="Default">
        <draw:custom-shape draw:style-name="gr16" draw:text-style-name="P13" xml:id="id20" draw:id="id20" draw:layer="layout" svg:width="2.6cm" svg:height="2.2cm" svg:x="11cm" svg:y="1.3cm">
          <text:p text:style-name="P12"><text:span text:style-name="T9">File</text:span></text:p>
          <text:p text:style-name="P12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15" xml:id="id18" draw:id="id18" draw:layer="layout" svg:width="2.6cm" svg:height="2.2cm" svg:x="7cm" svg:y="1.3cm">
          <text:p text:style-name="P14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5" xml:id="id19" draw:id="id19" draw:layer="layout" svg:width="4.3cm" svg:height="1.2cm" svg:x="8.35cm" svg:y="5.6cm">
          <text:p text:style-name="P14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xml:id="id22" draw:id="id22" draw:layer="layout" svg:width="7.1cm" svg:height="1.083cm" svg:x="6.95cm" svg:y="9.9cm">
          <text:p text:style-name="P16"><text:span text:style-name="T10">plugins/feathers-client.j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0" draw:text-style-name="P18" xml:id="id21" draw:id="id21" draw:layer="layout" svg:width="4.4cm" svg:height="0.9cm" svg:x="8.3cm" svg:y="7.8cm">
          <text:p text:style-name="P14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8.3cm" svg:y1="3.5cm" svg:x2="10.5cm" svg:y2="5.6cm" draw:start-shape="id18" draw:start-glue-point="7" draw:end-shape="id19" svg:d="M8300 3500c0 1576 2200 527 2200 2100" svg:viewBox="0 0 2201 2101">
          <text:p/>
        </draw:connector>
        <draw:connector draw:style-name="gr21" draw:text-style-name="P4" draw:layer="layout" draw:type="curve" svg:x1="12.3cm" svg:y1="3.5cm" svg:x2="10.5cm" svg:y2="5.6cm" draw:start-shape="id20" draw:start-glue-point="7" draw:end-shape="id19" draw:end-glue-point="4" svg:d="M12300 3500c0 1576-1800 527-1800 2100" svg:viewBox="0 0 1801 2101">
          <text:p/>
        </draw:connector>
        <draw:connector draw:style-name="gr21" draw:text-style-name="P4" draw:layer="layout" draw:type="curve" svg:x1="10.5cm" svg:y1="6.8cm" svg:x2="10.5cm" svg:y2="7.8cm" draw:start-shape="id19" draw:start-glue-point="6" draw:end-shape="id21" draw:end-glue-point="5" svg:d="M10500 6800v1000" svg:viewBox="0 0 1 1001">
          <text:p/>
        </draw:connector>
        <draw:connector draw:style-name="gr21" draw:text-style-name="P4" draw:layer="layout" draw:type="curve" svg:x1="10.5cm" svg:y1="8.7cm" svg:x2="10.5cm" svg:y2="9.9cm" draw:end-shape="id22" draw:end-glue-point="4" svg:d="M10500 8700v1200" svg:viewBox="0 0 1 1201">
          <text:p/>
        </draw:connector>
        <draw:custom-shape draw:style-name="gr22" draw:text-style-name="P20" xml:id="id28" draw:id="id28" draw:layer="layout" svg:width="3.8cm" svg:height="1.543cm" svg:x="8.6cm" svg:y="27.157cm">
          <text:p text:style-name="P19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3" draw:text-style-name="P22" xml:id="id23" draw:id="id23" draw:layer="layout" svg:width="3.3cm" svg:height="3.4cm" svg:x="1cm" svg:y="13cm">
          <text:p text:style-name="P21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4" draw:id="id24" draw:layer="layout" svg:width="3.3cm" svg:height="3.4cm" svg:x="5.85cm" svg:y="13.001cm">
          <text:p text:style-name="P21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5" draw:id="id25" draw:layer="layout" svg:width="3.3cm" svg:height="3.4cm" svg:x="11.85cm" svg:y="13.002cm">
          <text:p text:style-name="P21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6" draw:id="id26" draw:layer="layout" svg:width="3.3cm" svg:height="3.4cm" svg:x="16.703cm" svg:y="13.003cm">
          <text:p text:style-name="P21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0.5cm" svg:y1="10.983cm" svg:x2="2.65cm" svg:y2="13cm" draw:start-shape="id22" draw:start-glue-point="6" draw:end-shape="id23" draw:end-glue-point="4" svg:d="M10500 10983c0 1513-7850 505-7850 2017" svg:viewBox="0 0 7851 2018">
          <text:p/>
        </draw:connector>
        <draw:connector draw:style-name="gr21" draw:text-style-name="P4" draw:layer="layout" draw:type="curve" svg:x1="10.5cm" svg:y1="10.983cm" svg:x2="7.5cm" svg:y2="13.001cm" draw:start-shape="id22" draw:start-glue-point="6" draw:end-shape="id24" draw:end-glue-point="4" svg:d="M10500 10983c0 1513-3000 505-3000 2018" svg:viewBox="0 0 3001 2019">
          <text:p/>
        </draw:connector>
        <draw:connector draw:style-name="gr21" draw:text-style-name="P4" draw:layer="layout" draw:type="curve" svg:x1="10.5cm" svg:y1="10.983cm" svg:x2="13.5cm" svg:y2="13.002cm" draw:start-shape="id22" draw:end-shape="id25" draw:end-glue-point="4" svg:d="M10500 10983c0 1515 3000 506 3000 2019" svg:viewBox="0 0 3001 2020">
          <text:p/>
        </draw:connector>
        <draw:connector draw:style-name="gr21" draw:text-style-name="P4" draw:layer="layout" draw:type="curve" svg:x1="10.5cm" svg:y1="10.983cm" svg:x2="18.353cm" svg:y2="13.003cm" draw:start-shape="id22" draw:start-glue-point="6" draw:end-shape="id26" draw:end-glue-point="4" svg:d="M10500 10983c0 1515 7853 505 7853 2020" svg:viewBox="0 0 7854 2021">
          <text:p/>
        </draw:connector>
        <draw:custom-shape draw:style-name="gr24" draw:text-style-name="P24" xml:id="id27" draw:id="id27" draw:layer="layout" svg:width="12.1cm" svg:height="6.6cm" svg:x="4.45cm" svg:y="19.6cm">
          <text:p text:style-name="P23"><text:span text:style-name="T9">Processing information</text:span></text:p>
          <text:p text:style-name="P23"><text:span text:style-name="T3"/></text:p>
          <text:p text:style-name="P23"><text:span text:style-name="T3">Use case example will be</text:span><text:span text:style-name="T1"> child_process </text:span><text:span text:style-name="T3">with the </text:span><text:span text:style-name="T1">any</text:span><text:span text:style-name="T3"> event that</text:span><text:span text:style-name="T3"><text:line-break/></text:span><text:span text:style-name="T3">triggers.</text:span></text:p>
          <text:list text:style-name="L2">
            <text:list-header>
              <text:p text:style-name="P23"><text:span text:style-name="T3"/></text:p>
            </text:list-header>
            <text:list-item>
              <text:p text:style-name="P23"><text:span text:style-name="T1">Target</text:span><text:span text:style-name="T3"> the </text:span><text:span text:style-name="T1">Vuex Store</text:span><text:span text:style-name="T3"> (</text:span><text:span text:style-name="T1">e.g. /store/services/child_process</text:span><text:span text:style-name="T3">)</text:span><text:span text:style-name="T3"><text:line-break/></text:span><text:span text:style-name="T3"/></text:p>
            </text:list-item>
            <text:list-item>
              <text:p text:style-name="P23"><text:span text:style-name="T1">Invoke io</text:span><text:span text:style-name="T3"> </text:span><text:span text:style-name="T1">action</text:span><text:span text:style-name="T3"> </text:span><text:span text:style-name="T1">for created, updated and patched, if removed</text:span><text:span text:style-name="T3"><text:line-break/></text:span><text:span text:style-name="T3">we </text:span><text:span text:style-name="T1">invoke </text:span><text:span text:style-name="T3">the</text:span><text:span text:style-name="T1"> removed</text:span><text:span text:style-name="T3"> action</text:span><text:span text:style-name="T3"><text:line-break/></text:span><text:span text:style-name="T3"/></text:p>
            </text:list-item>
            <text:list-item>
              <text:p text:style-name="P23"><text:span text:style-name="T1">Call</text:span><text:span text:style-name="T3"> either </text:span><text:span text:style-name="T1">IO or REMOVED mutations </text:span><text:span text:style-name="T3">these are custom mutations</text:span><text:span text:style-name="T3"><text:line-break/></text:span><text:span text:style-name="T3">suited for each job, </text:span><text:span text:style-name="T1">the goal is to replicate exactly the feathers</text:span><text:span text:style-name="T1"><text:line-break/></text:span><text:span text:style-name="T1">server side data in the client side of Vuex</text:span><text:span text:style-name="T1"><text:line-break/></text:span><text:span text:style-name="T1"><text:line-break/></text:span><text:span text:style-name="T1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1" draw:text-style-name="P4" draw:layer="layout" draw:type="curve" svg:x1="2.65cm" svg:y1="16.4cm" svg:x2="10.5cm" svg:y2="19.6cm" draw:start-shape="id23" draw:start-glue-point="6" draw:end-shape="id27" draw:end-glue-point="0" svg:d="M2650 16400c0 2401 7850 802 7850 3200" svg:viewBox="0 0 7851 3201">
          <text:p/>
        </draw:connector>
        <draw:connector draw:style-name="gr21" draw:text-style-name="P4" draw:layer="layout" draw:type="curve" svg:x1="7.5cm" svg:y1="16.401cm" svg:x2="10.5cm" svg:y2="19.6cm" draw:start-shape="id24" draw:start-glue-point="6" draw:end-shape="id27" draw:end-glue-point="0" svg:d="M7500 16401c0 2400 3000 801 3000 3199" svg:viewBox="0 0 3001 3200">
          <text:p/>
        </draw:connector>
        <draw:connector draw:style-name="gr21" draw:text-style-name="P4" draw:layer="layout" draw:type="curve" svg:x1="13.5cm" svg:y1="16.402cm" svg:x2="10.5cm" svg:y2="19.6cm" draw:start-shape="id25" draw:start-glue-point="6" draw:end-shape="id27" draw:end-glue-point="0" svg:d="M13500 16402c0 2400-3000 801-3000 3198" svg:viewBox="0 0 3001 3199">
          <text:p/>
        </draw:connector>
        <draw:connector draw:style-name="gr21" draw:text-style-name="P4" draw:layer="layout" draw:type="curve" svg:x1="18.353cm" svg:y1="16.403cm" svg:x2="10.5cm" svg:y2="19.6cm" draw:start-shape="id26" draw:start-glue-point="6" draw:end-shape="id27" draw:end-glue-point="0" svg:d="M18353 16403c0 2398-7853 800-7853 3197" svg:viewBox="0 0 7854 3198">
          <text:p/>
        </draw:connector>
        <draw:connector draw:style-name="gr25" draw:text-style-name="P4" draw:layer="layout" draw:type="curve" svg:x1="10.5cm" svg:y1="27.157cm" svg:x2="10.5cm" svg:y2="26.2cm" draw:start-shape="id28" draw:start-glue-point="4" draw:end-shape="id27" draw:end-glue-point="2" svg:d="M10500 27157v-957" svg:viewBox="0 0 1 958">
          <text:p/>
        </draw:connector>
      </draw:page>
      <draw:page draw:name="page4" draw:style-name="dp1" draw:master-page-name="Default">
        <draw:custom-shape draw:style-name="gr26" draw:text-style-name="P3" draw:layer="layout" svg:width="19cm" svg:height="5.4cm" svg:x="1cm" svg:y="1cm">
          <text:p text:style-name="P1"><text:span text:style-name="T1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6">? The reasoning behind this is that we know what we allow is safe whereas the other way round we could leave something</text:span><text:span text:style-name="T6"><text:line-break/></text:span><text:span text:style-name="T6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31" draw:id="id31" draw:layer="layout" svg:width="1.6cm" svg:height="1.1cm" svg:x="17.3cm" svg:y="9.4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27" xml:id="id29" draw:id="id29" draw:layer="layout" svg:width="5.7cm" svg:height="1.8cm" svg:x="1.6cm" svg:y="9.1cm">
          <text:p text:style-name="P23"><text:span text:style-name="T5">Permission system request</text:span></text:p>
          <text:p text:style-name="P23"><text:span text:style-name="T6">This could be initiated from another</text:span><text:span text:style-name="T6"><text:line-break/></text:span><text:span text:style-name="T6">service internally or externally from</text:span><text:span text:style-name="T6"><text:line-break/></text:span><text:span text:style-name="T6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8" xml:id="id30" draw:id="id30" draw:layer="layout" svg:width="7cm" svg:height="2.9cm" svg:x="8.2cm" svg:y="8.5cm">
          <text:p text:style-name="P21"><text:span text:style-name="T5">User permission check</text:span><text:span text:style-name="T5"><text:line-break/></text:span><text:span text:style-name="T6">Provide username and</text:span><text:span text:style-name="T6"><text:line-break/></text:span><text:span text:style-name="T6">hashed password. Then</text:span><text:span text:style-name="T6"><text:line-break/></text:span><text:span text:style-name="T6">authenticate using feathers</text:span><text:span text:style-name="T6"><text:line-break/></text:span><text:span text:style-name="T6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7.3cm" svg:y1="10cm" svg:x2="8.9cm" svg:y2="9.95cm" draw:start-shape="id29" draw:start-glue-point="7" draw:end-shape="id30" draw:end-glue-point="6" svg:d="M7300 10000c675 0-125-50 1600-50" svg:viewBox="0 0 1601 51">
          <text:p/>
        </draw:connector>
        <draw:connector draw:style-name="gr21" draw:text-style-name="P4" draw:layer="layout" draw:type="curve" svg:x1="14.487cm" svg:y1="9.95cm" svg:x2="17.3cm" svg:y2="9.95cm" draw:start-shape="id30" draw:start-glue-point="9" draw:end-shape="id31" svg:d="M14487 9950h2813" svg:viewBox="0 0 2814 1">
          <text:p/>
        </draw:connector>
        <draw:custom-shape draw:style-name="gr30" draw:text-style-name="P29" xml:id="id32" draw:id="id32" draw:layer="layout" svg:width="3.5cm" svg:height="3.5cm" svg:x="12.7cm" svg:y="12.2cm">
          <text:p text:style-name="P21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8.1cm" svg:y1="10.5cm" svg:x2="16.2cm" svg:y2="13.95cm" draw:start-shape="id31" draw:start-glue-point="7" draw:end-shape="id32" draw:end-glue-point="7" svg:d="M18100 10500c0 2300-633 3450-1900 3450" svg:viewBox="0 0 1901 3451">
          <text:p/>
        </draw:connector>
        <draw:custom-shape draw:style-name="gr31" draw:text-style-name="P30" xml:id="id33" draw:id="id33" draw:layer="layout" svg:width="4.9cm" svg:height="1.4cm" svg:x="12cm" svg:y="16.3cm">
          <text:p text:style-name="P21"><text:span text:style-name="T13">NOT AUTHENTICATED</text:span></text:p>
          <text:p text:style-name="P21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4" draw:layer="layout" draw:type="curve" svg:x1="14.45cm" svg:y1="15.7cm" svg:x2="14.45cm" svg:y2="16.3cm" draw:start-shape="id32" draw:start-glue-point="6" draw:end-shape="id33" draw:end-glue-point="4" svg:d="M14450 15700v600" svg:viewBox="0 0 1 601">
          <text:p/>
        </draw:connector>
        <draw:custom-shape draw:style-name="gr33" draw:text-style-name="P31" xml:id="id34" draw:id="id34" draw:layer="layout" svg:width="6cm" svg:height="2.5cm" svg:x="1.5cm" svg:y="12.7cm">
          <text:p text:style-name="P23"><text:span text:style-name="T5">User authenticated</text:span></text:p>
          <text:p text:style-name="P23"><text:span text:style-name="T6">Once we’ve established we have a</text:span><text:span text:style-name="T6"><text:line-break/></text:span><text:span text:style-name="T6">user to check permissions. </text:span><text:span text:style-name="T5">We now</text:span><text:span text:style-name="T5"><text:line-break/></text:span><text:span text:style-name="T5">need to check the database again</text:span><text:span text:style-name="T5"><text:line-break/></text:span><text:span text:style-name="T5">to read the permissions record</text:span><text:span text:style-name="T5"><text:line-break/></text:span><text:span text:style-name="T5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4" draw:layer="layout" draw:type="curve" svg:x1="12.7cm" svg:y1="13.95cm" svg:x2="7.5cm" svg:y2="13.95cm" draw:start-shape="id32" draw:start-glue-point="5" draw:end-shape="id34" draw:end-glue-point="7" svg:d="M12700 13950h-5200" svg:viewBox="0 0 5201 1">
          <text:p/>
        </draw:connector>
        <draw:custom-shape draw:style-name="gr27" draw:text-style-name="P26" xml:id="id35" draw:id="id35" draw:layer="layout" svg:width="1.6cm" svg:height="1.1cm" svg:x="1.9cm" svg:y="20.2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1" draw:text-style-name="P4" draw:layer="layout" draw:type="curve" svg:x1="4.5cm" svg:y1="15.2cm" svg:x2="2.7cm" svg:y2="20.2cm" draw:start-shape="id34" draw:start-glue-point="6" draw:end-shape="id35" draw:end-glue-point="5" svg:d="M4500 15200c0 3751-1800 1252-1800 5000" svg:viewBox="0 0 1801 5001">
          <text:p/>
        </draw:connector>
        <draw:custom-shape draw:style-name="gr34" draw:text-style-name="P32" xml:id="id36" draw:id="id36" draw:layer="layout" svg:width="5.7cm" svg:height="6cm" svg:x="5.9cm" svg:y="17.8cm">
          <text:p text:style-name="P23"><text:span text:style-name="T5">Find endpoint</text:span></text:p>
          <text:p text:style-name="P23"><text:span text:style-name="T6">This is the most important endpoint</text:span><text:span text:style-name="T6"><text:line-break/></text:span><text:span text:style-name="T6">because it will be used by the</text:span><text:span text:style-name="T6"><text:line-break/></text:span><text:span text:style-name="T6">permissions class itself and other</text:span><text:span text:style-name="T6"><text:line-break/></text:span><text:span text:style-name="T6">classes. It can also be used</text:span><text:span text:style-name="T6"><text:line-break/></text:span><text:span text:style-name="T6">externally from a user interface.</text:span></text:p>
          <text:p text:style-name="P23"><text:span text:style-name="T6"/></text:p>
          <text:p text:style-name="P23"><text:span text:style-name="T5">Example code</text:span></text:p>
          <text:p text:style-name="P23"><text:span text:style-name="T6">{</text:span></text:p>
          <text:p text:style-name="P23"><text:span text:style-name="T6"><text:s text:c="4"/></text:span><text:span text:style-name="T6">child_process: ‘r-w-rw-x’,</text:span></text:p>
          <text:p text:style-name="P23"><text:span text:style-name="T8"><text:s text:c="4"/></text:span><text:span text:style-name="T8">doc: ‘r-w-rw’</text:span><text:span text:style-name="T8"><text:line-break/></text:span><text:span text:style-name="T8"> <text:s text:c="3"/>director: ‘r-w-rw’,</text:span><text:span text:style-name="T8"><text:line-break/></text:span><text:span text:style-name="T8"> <text:s text:c="3"/>artflow: </text:span><text:span text:style-name="T6">‘r-w-rw’</text:span></text:p>
          <text:p text:style-name="P23"><text:span text:style-name="T8"><text:s text:c="4"/></text:span><text:span text:style-name="T8">group</text:span><text:span text:style-name="T6">ID: ‘r-w’,</text:span><text:span text:style-name="T6"><text:line-break/></text:span><text:span text:style-name="T6"> <text:s text:c="3"/>artboardID: ‘r-w’...</text:span></text:p>
          <text:p text:style-name="P23"><text:span text:style-name="T6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3.5cm" svg:y1="20.75cm" svg:x2="5.9cm" svg:y2="20.8cm" draw:start-shape="id35" draw:start-glue-point="8" draw:end-shape="id36" draw:end-glue-point="5" svg:d="M3500 20750c1801 0 602 50 2400 50" svg:viewBox="0 0 2401 51">
          <text:p/>
        </draw:connector>
        <draw:custom-shape draw:style-name="gr36" draw:text-style-name="P33" xml:id="id37" draw:id="id37" draw:layer="layout" svg:width="5.7cm" svg:height="3.6cm" svg:x="12.8cm" svg:y="20.6cm">
          <text:p text:style-name="P23"><text:span text:style-name="T5">Find process</text:span></text:p>
          <text:list text:style-name="L2">
            <text:list-item>
              <text:p text:style-name="P23"><text:span text:style-name="T6">Invoke process like so…</text:span><text:span text:style-name="T6"><text:line-break/></text:span><text:span text:style-name="T5">find(‘cmd’, ‘w’)</text:span></text:p>
            </text:list-item>
            <text:list-item>
              <text:p text:style-name="P23"><text:span text:style-name="T6">First find correct key to permission</text:span><text:span text:style-name="T6"><text:line-break/></text:span><text:span text:style-name="T6">check this MUST be done on the</text:span><text:span text:style-name="T6"><text:line-break/></text:span><text:span text:style-name="T6">server side ONLY!</text:span></text:p>
            </text:list-item>
            <text:list-item>
              <text:p text:style-name="P23"><text:span text:style-name="T8">Review permissions </text:span><text:span text:style-name="T6">server</text:span><text:span text:style-name="T6"><text:line-break/></text:span><text:span text:style-name="T6">side ONLY</text:span></text:p>
            </text:list-item>
            <text:list-item>
              <text:p text:style-name="P23"><text:span text:style-name="T6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11.6cm" svg:y1="20.8cm" svg:x2="12.8cm" svg:y2="22.4cm" draw:start-shape="id36" draw:start-glue-point="7" draw:end-shape="id37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37" draw:text-style-name="P35" draw:layer="layout" svg:width="19cm" svg:height="3.1cm" svg:x="1cm" svg:y="1cm">
          <text:p text:style-name="P34"><text:span text:style-name="T1">Save stand alone process</text:span></text:p>
          <text:p text:style-name="P34"><text:span text:style-name="T12"/></text:p>
          <text:p text:style-name="P34"><text:span text:style-name="T12">When saving a document it is important to make sure all preparations are made and we combine all the data the document requires.</text:span><text:span text:style-name="T12"><text:line-break/></text:span><text:span text:style-name="T12">This is a multithreaded task to save time, so the flow chart will show preparations as multithreaded once all preparations are done</text:span><text:span text:style-name="T12"><text:line-break/></text:span><text:span text:style-name="T12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37" draw:text-style-name="P3" draw:layer="layout" svg:width="19cm" svg:height="3.1cm" svg:x="1cm" svg:y="1cm">
          <text:p text:style-name="P1"><text:span text:style-name="T1">GitHub stand alone process</text:span></text:p>
          <text:p text:style-name="P1"><text:span text:style-name="T12"/></text:p>
          <text:p text:style-name="P1"><text:span text:style-name="T12">GitHub is a self managing process, GitHub is the database and therefore we don’t need any SQL injection. The Github process is</text:span><text:span text:style-name="T12"><text:line-break/></text:span><text:span text:style-name="T12">mainly used when we save a document that has a GitHub repository attached or when separate contributions are made and we need</text:span><text:span text:style-name="T12"><text:line-break/></text:span><text:span text:style-name="T12">to keep everything in sync.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38" draw:text-style-name="P3" draw:layer="layout" svg:width="19cm" svg:height="2.7cm" svg:x="1cm" svg:y="1cm">
          <text:p text:style-name="P1"><text:span text:style-name="T1">Namespacing for all relatable endpoints</text:span></text:p>
          <text:p text:style-name="P1"><text:span text:style-name="T12"/></text:p>
          <text:p text:style-name="P1"><text:span text:style-name="T12">Names spacing is very important especially with documents that require semantic access. if we ensure that all endpoints</text:span><text:span text:style-name="T12"><text:line-break/></text:span><text:span text:style-name="T12">can be accessed the same then we create a predictable mapping model for all future end point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1T19:27:01.406000000</dc:date>
    <meta:editing-duration>PT6H22S</meta:editing-duration>
    <meta:editing-cycles>35</meta:editing-cycles>
    <meta:generator>LibreOffice/6.3.3.2$Windows_X86_64 LibreOffice_project/a64200df03143b798afd1ec74a12ab50359878ed</meta:generator>
    <meta:document-statistic meta:object-count="83"/>
  </office:meta>
</office:document-meta>
</file>